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7.408cm"/>
    </style:style>
    <style:style style:name="Table1.B" style:family="table-column">
      <style:table-column-properties style:column-width="9.587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95cm" table:align="left"/>
    </style:style>
    <style:style style:name="Table2.A" style:family="table-column">
      <style:table-column-properties style:column-width="7.408cm"/>
    </style:style>
    <style:style style:name="Table2.B" style:family="table-column">
      <style:table-column-properties style:column-width="9.587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0b2c5" officeooo:paragraph-rsid="0043ac87"/>
    </style:style>
    <style:style style:name="P4" style:family="paragraph" style:parent-style-name="Standard">
      <style:text-properties officeooo:rsid="0010b2c5" officeooo:paragraph-rsid="004850b9"/>
    </style:style>
    <style:style style:name="P5" style:family="paragraph" style:parent-style-name="Standard">
      <style:text-properties officeooo:rsid="00133e80" officeooo:paragraph-rsid="00133e80"/>
    </style:style>
    <style:style style:name="P6" style:family="paragraph" style:parent-style-name="Standard">
      <style:text-properties officeooo:rsid="00133e80" officeooo:paragraph-rsid="00327fa5"/>
    </style:style>
    <style:style style:name="P7" style:family="paragraph" style:parent-style-name="Standard">
      <style:text-properties officeooo:rsid="00133e80" officeooo:paragraph-rsid="0043ac87"/>
    </style:style>
    <style:style style:name="P8" style:family="paragraph" style:parent-style-name="Standard">
      <style:text-properties officeooo:rsid="0023fda2" officeooo:paragraph-rsid="0023fda2"/>
    </style:style>
    <style:style style:name="P9" style:family="paragraph" style:parent-style-name="Standard">
      <style:text-properties officeooo:rsid="0023fda2" officeooo:paragraph-rsid="0024e32b"/>
    </style:style>
    <style:style style:name="P10" style:family="paragraph" style:parent-style-name="Standard">
      <style:text-properties officeooo:rsid="001e3352" officeooo:paragraph-rsid="0043ac87"/>
    </style:style>
    <style:style style:name="P11" style:family="paragraph" style:parent-style-name="Standard">
      <style:text-properties officeooo:rsid="001e3352" officeooo:paragraph-rsid="001e3352"/>
    </style:style>
    <style:style style:name="P12" style:family="paragraph" style:parent-style-name="Standard">
      <style:text-properties officeooo:rsid="003be3a7" officeooo:paragraph-rsid="0043ac87"/>
    </style:style>
    <style:style style:name="P13" style:family="paragraph" style:parent-style-name="Standard">
      <style:text-properties officeooo:rsid="003be3a7" officeooo:paragraph-rsid="0010b2c5"/>
    </style:style>
    <style:style style:name="P14" style:family="paragraph" style:parent-style-name="Standard">
      <style:text-properties officeooo:rsid="001d9d7f" officeooo:paragraph-rsid="003d65f0"/>
    </style:style>
    <style:style style:name="P15" style:family="paragraph" style:parent-style-name="Standard">
      <style:text-properties officeooo:rsid="001d9d7f" officeooo:paragraph-rsid="0043ac87"/>
    </style:style>
    <style:style style:name="P16" style:family="paragraph" style:parent-style-name="Standard">
      <style:text-properties officeooo:rsid="003d65f0" officeooo:paragraph-rsid="003d65f0"/>
    </style:style>
    <style:style style:name="P17" style:family="paragraph" style:parent-style-name="Standard">
      <style:text-properties officeooo:rsid="0046af17" officeooo:paragraph-rsid="0046af17"/>
    </style:style>
    <style:style style:name="P18" style:family="paragraph" style:parent-style-name="Standard">
      <style:text-properties officeooo:rsid="00377cf2" officeooo:paragraph-rsid="0010b2c5"/>
    </style:style>
    <style:style style:name="P19" style:family="paragraph" style:parent-style-name="Standard">
      <style:text-properties officeooo:rsid="00377cf2" officeooo:paragraph-rsid="0043ac87"/>
    </style:style>
    <style:style style:name="P20" style:family="paragraph" style:parent-style-name="Standard">
      <style:text-properties officeooo:rsid="0047482c" officeooo:paragraph-rsid="0047482c"/>
    </style:style>
    <style:style style:name="P21" style:family="paragraph" style:parent-style-name="Standard">
      <style:text-properties officeooo:rsid="004850b9" officeooo:paragraph-rsid="004850b9"/>
    </style:style>
    <style:style style:name="P22" style:family="paragraph" style:parent-style-name="Standard">
      <style:text-properties officeooo:rsid="00487a3e" officeooo:paragraph-rsid="00487a3e"/>
    </style:style>
    <style:style style:name="P23" style:family="paragraph" style:parent-style-name="Standard">
      <style:text-properties officeooo:rsid="0049aeda" officeooo:paragraph-rsid="0049aeda"/>
    </style:style>
    <style:style style:name="P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2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3d65f0" officeooo:paragraph-rsid="001e3352"/>
    </style:style>
    <style:style style:name="P2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49aeda" officeooo:paragraph-rsid="0049aeda"/>
    </style:style>
    <style:style style:name="P27" style:family="paragraph" style:parent-style-name="Table_20_Contents">
      <style:text-properties fo:font-weight="bold" officeooo:rsid="0021322c" officeooo:paragraph-rsid="0021322c" style:font-weight-asian="bold" style:font-weight-complex="bold"/>
    </style:style>
    <style:style style:name="P28" style:family="paragraph" style:parent-style-name="Table_20_Contents">
      <style:text-properties fo:font-weight="bold" officeooo:rsid="0021322c" officeooo:paragraph-rsid="0043ac87" style:font-weight-asian="bold" style:font-weight-complex="bold"/>
    </style:style>
    <style:style style:name="P29" style:family="paragraph" style:parent-style-name="Table_20_Contents">
      <style:text-properties fo:font-weight="bold" officeooo:rsid="0020b9c3" officeooo:paragraph-rsid="0020b9c3" style:font-weight-asian="bold" style:font-weight-complex="bold"/>
    </style:style>
    <style:style style:name="P30" style:family="paragraph" style:parent-style-name="Table_20_Contents">
      <style:text-properties officeooo:rsid="00327fa5" officeooo:paragraph-rsid="00327fa5"/>
    </style:style>
    <style:style style:name="P31" style:family="paragraph" style:parent-style-name="Table_20_Contents">
      <style:text-properties officeooo:rsid="00327fa5" officeooo:paragraph-rsid="0043ac87"/>
    </style:style>
    <style:style style:name="P32" style:family="paragraph" style:parent-style-name="Table_20_Contents">
      <style:text-properties officeooo:rsid="0041c806" officeooo:paragraph-rsid="0041c806"/>
    </style:style>
    <style:style style:name="P33" style:family="paragraph" style:parent-style-name="Table_20_Contents">
      <style:text-properties style:text-line-through-style="solid" style:text-line-through-type="single" fo:font-weight="bold" officeooo:rsid="0020b9c3" officeooo:paragraph-rsid="0020b9c3" style:font-weight-asian="bold" style:font-weight-complex="bold"/>
    </style:style>
    <style:style style:name="P34" style:family="paragraph" style:parent-style-name="Table_20_Contents">
      <style:text-properties officeooo:rsid="0043ac87" officeooo:paragraph-rsid="0043ac87"/>
    </style:style>
    <style:style style:name="P35" style:family="paragraph" style:parent-style-name="Table_20_Contents">
      <style:text-properties officeooo:rsid="0043ac87" officeooo:paragraph-rsid="00487a3e"/>
    </style:style>
    <style:style style:name="P36" style:family="paragraph" style:parent-style-name="Table_20_Contents">
      <style:text-properties officeooo:rsid="0044db81" officeooo:paragraph-rsid="0044db81"/>
    </style:style>
    <style:style style:name="P37" style:family="paragraph" style:parent-style-name="Table_20_Contents">
      <style:text-properties officeooo:rsid="00487a3e" officeooo:paragraph-rsid="00487a3e"/>
    </style:style>
    <style:style style:name="P38" style:family="paragraph" style:parent-style-name="Standard" style:list-style-name="L1">
      <style:text-properties officeooo:rsid="0023fda2" officeooo:paragraph-rsid="0023fda2"/>
    </style:style>
    <style:style style:name="P39" style:family="paragraph" style:parent-style-name="Standard" style:list-style-name="L1">
      <style:text-properties officeooo:rsid="0023fda2" officeooo:paragraph-rsid="0024e32b"/>
    </style:style>
    <style:style style:name="P40" style:family="paragraph" style:parent-style-name="Standard">
      <style:text-properties officeooo:rsid="0049aeda" officeooo:paragraph-rsid="0049aeda"/>
    </style:style>
    <style:style style:name="P41" style:family="paragraph" style:parent-style-name="Standard">
      <style:text-properties officeooo:rsid="004c0abf" officeooo:paragraph-rsid="004c0abf"/>
    </style:style>
    <style:style style:name="P42" style:family="paragraph" style:parent-style-name="Standard">
      <style:text-properties officeooo:rsid="004d5446" officeooo:paragraph-rsid="004d5446"/>
    </style:style>
    <style:style style:name="P43" style:family="paragraph" style:parent-style-name="Standard">
      <style:text-properties officeooo:rsid="001e3352" officeooo:paragraph-rsid="0043ac87"/>
    </style:style>
    <style:style style:name="P44" style:family="paragraph" style:parent-style-name="Standard">
      <style:text-properties officeooo:rsid="004e631c" officeooo:paragraph-rsid="004e631c"/>
    </style:style>
    <style:style style:name="P45" style:family="paragraph" style:parent-style-name="Standard">
      <style:text-properties fo:font-size="14pt" fo:font-weight="bold" officeooo:rsid="004e631c" officeooo:paragraph-rsid="004e631c" style:font-size-asian="14pt" style:font-weight-asian="bold" style:font-size-complex="14pt" style:font-weight-complex="bold"/>
    </style:style>
    <style:style style:name="P46" style:family="paragraph" style:parent-style-name="Standard">
      <style:text-properties officeooo:rsid="003be3a7" officeooo:paragraph-rsid="0043ac87"/>
    </style:style>
    <style:style style:name="P4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4e631c" officeooo:paragraph-rsid="004e631c"/>
    </style:style>
    <style:style style:name="T1" style:family="text">
      <style:text-properties officeooo:rsid="0023fda2"/>
    </style:style>
    <style:style style:name="T2" style:family="text">
      <style:text-properties officeooo:rsid="0024e32b"/>
    </style:style>
    <style:style style:name="T3" style:family="text">
      <style:text-properties style:text-line-through-style="none" style:text-line-through-type="none"/>
    </style:style>
    <style:style style:name="T4" style:family="text">
      <style:text-properties style:text-line-through-style="none" style:text-line-through-type="none" officeooo:rsid="0041c964"/>
    </style:style>
    <style:style style:name="T5" style:family="text">
      <style:text-properties officeooo:rsid="0043ac87"/>
    </style:style>
    <style:style style:name="T6" style:family="text">
      <style:text-properties officeooo:rsid="00441358"/>
    </style:style>
    <style:style style:name="T7" style:family="text">
      <style:text-properties officeooo:rsid="0044db81"/>
    </style:style>
    <style:style style:name="T8" style:family="text">
      <style:text-properties officeooo:rsid="0047482c"/>
    </style:style>
    <style:style style:name="T9" style:family="text">
      <style:text-properties officeooo:rsid="004850b9"/>
    </style:style>
    <style:style style:name="T10" style:family="text">
      <style:text-properties officeooo:rsid="00487a3e"/>
    </style:style>
    <style:style style:name="T11" style:family="text">
      <style:text-properties officeooo:rsid="0049aeda"/>
    </style:style>
    <style:style style:name="T12" style:family="text">
      <style:text-properties officeooo:rsid="004c0a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33">Förnamn och efternamn<text:span text:style-name="T3"> </text:span><text:span text:style-name="T4">Kodnamn</text:span></text:p>
          </table:table-cell>
          <table:table-cell table:style-name="Tabell1.B1" office:value-type="string">
            <text:p text:style-name="P34">F5<text:span text:style-name="T6">0</text:span>t<text:span text:style-name="T7">30</text:span></text:p>
          </table:table-cell>
        </table:table-row>
        <table:table-row>
          <table:table-cell table:style-name="Tabell1.A2" office:value-type="string">
            <text:p text:style-name="P29">Datum och tid</text:p>
          </table:table-cell>
          <table:table-cell table:style-name="Tabell1.B2" office:value-type="string">
            <text:p text:style-name="P30">2018-05-<text:span text:style-name="T5">14</text:span> <text:span text:style-name="T5">08</text:span>:<text:span text:style-name="T5">10</text:span></text:p>
          </table:table-cell>
        </table:table-row>
        <table:table-row>
          <table:table-cell table:style-name="Tabell1.A2" office:value-type="string">
            <text:p text:style-name="P29">Inspelat film och ljud?</text:p>
          </table:table-cell>
          <table:table-cell table:style-name="Tabell1.B2" office:value-type="string">
            <text:p text:style-name="P34">Ja</text:p>
          </table:table-cell>
        </table:table-row>
        <table:table-row>
          <table:table-cell table:style-name="Tabell1.A2" office:value-type="string">
            <text:p text:style-name="P29">#iteration på materialet <text:span text:style-name="T1">(1, 2, … , n)</text:span></text:p>
          </table:table-cell>
          <table:table-cell table:style-name="Tabell1.B2" office:value-type="string">
            <text:p text:style-name="P32">1</text:p>
          </table:table-cell>
        </table:table-row>
        <table:table-row>
          <table:table-cell table:style-name="Tabell1.A2" office:value-type="string">
            <text:p text:style-name="P27">Ålder</text:p>
          </table:table-cell>
          <table:table-cell table:style-name="Tabell1.B2" office:value-type="string">
            <text:p text:style-name="P34">5<text:span text:style-name="T7">2</text:span></text:p>
          </table:table-cell>
        </table:table-row>
        <table:table-row>
          <table:table-cell table:style-name="Tabell1.A2" office:value-type="string">
            <text:p text:style-name="P27">Lärare/lärarstudent/annat</text:p>
          </table:table-cell>
          <table:table-cell table:style-name="Tabell1.B2" office:value-type="string">
            <text:p text:style-name="P30">Lärare</text:p>
          </table:table-cell>
        </table:table-row>
        <table:table-row>
          <table:table-cell table:style-name="Tabell1.A2" office:value-type="string">
            <text:p text:style-name="P27">Antal år arbetat som lärare</text:p>
          </table:table-cell>
          <table:table-cell table:style-name="Tabell1.B2" office:value-type="string">
            <text:p text:style-name="P36">28</text:p>
          </table:table-cell>
        </table:table-row>
        <table:table-row>
          <table:table-cell table:style-name="Tabell1.A2" office:value-type="string">
            <text:p text:style-name="P27">Skolämnen</text:p>
          </table:table-cell>
          <table:table-cell table:style-name="Tabell1.B2" office:value-type="string">
            <text:p text:style-name="P30">Matte</text:p>
          </table:table-cell>
        </table:table-row>
      </table:table>
      <text:p text:style-name="P1"/>
      <text:p text:style-name="P8"><text:span text:style-name="T2">I</text:span>. Testet</text:p>
      <text:list xml:id="list2605441429" text:style-name="L1">
        <text:list-item>
          <text:p text:style-name="P38">Syfte med testet</text:p>
        </text:list-item>
        <text:list-item>
          <text:p text:style-name="P38">Planeras ta 15 minuter</text:p>
        </text:list-item>
        <text:list-item>
          <text:p text:style-name="P39">Kommer få välja <text:span text:style-name="T2">ut</text:span> ett undervisningsmaterial </text:p>
        </text:list-item>
        <text:list-item>
          <text:p text:style-name="P39">...och tänka högt <text:span text:style-name="T2">medan du skummar igenom det</text:span></text:p>
        </text:list-item>
        <text:list-item>
          <text:p text:style-name="P38">Vi testar materialet, inte dig</text:p>
        </text:list-item>
        <text:list-item>
          <text:p text:style-name="P38">Det finns inget rätt eller fel</text:p>
        </text:list-item>
      </text:list>
      <text:p text:style-name="P8"/>
      <text:p text:style-name="P8"><text:span text:style-name="T2">II</text:span>. Fyll i listan ^</text:p>
      <text:p text:style-name="P8"/>
      <text:p text:style-name="P9"><text:span text:style-name="T2">III</text:span>. ”<text:span text:style-name="T2">Hur ser en typisk lektion ut för dig?” (verktyg, metoder, strategier)</text:span></text:p>
      <text:p text:style-name="P9"/>
      <text:p text:style-name="P17">Typ1: Mycket Prezi, även tavla. Genomgång 2x 45 min med 15 min rast emellan. </text:p>
      <text:p text:style-name="P17">Typ2: Seminarieform, dela in i grupper och svara på 3 frågor, sedan gå igenom i helklass.</text:p>
      <text:p text:style-name="P24"/>
      <text:p text:style-name="P5"/>
      <text:p text:style-name="P5"><text:span text:style-name="T2">1.</text:span> ”Kolla material<text:span text:style-name="T2">en</text:span> <text:span text:style-name="T2">på datorn</text:span>. Välj ett, men klicka inte på det ännu.”</text:p>
      <text:p text:style-name="P5"/>
      <text:p text:style-name="P17">Vill se modelleringsmaterialet, eftersom det är testpersonens egen inriktning. Visade nyfikenhet på vem som har konstruerat materialet.</text:p>
      <text:p text:style-name="P6"/>
      <table:table table:name="Tabell2" table:style-name="Tabell2">
        <table:table-column table:style-name="Tabell2.A"/>
        <table:table-column table:style-name="Tabell2.B"/>
        <table:table-row>
          <table:table-cell table:style-name="Tabell2.A1" office:value-type="string">
            <text:p text:style-name="P27">Materialgrupp som testas</text:p>
          </table:table-cell>
          <table:table-cell table:style-name="Tabell2.B1" office:value-type="string">
            <text:p text:style-name="P30">Kleindagarna</text:p>
          </table:table-cell>
        </table:table-row>
        <table:table-row>
          <table:table-cell table:style-name="Tabell2.A2" office:value-type="string">
            <text:p text:style-name="P27">Material som valdes</text:p>
          </table:table-cell>
          <table:table-cell table:style-name="Tabell2.B2" office:value-type="string">
            <text:p text:style-name="P34">Modellering</text:p>
          </table:table-cell>
        </table:table-row>
      </table:table>
      <text:p text:style-name="P2"/>
      <text:p text:style-name="P1"><text:span text:style-name="T2">2.</text:span> ”<text:span text:style-name="T2">Nu får du öppna och gå igenom materialet. Tänk gärna högt.”</text:span></text:p>
      <text:p text:style-name="P18"/>
      <text:p text:style-name="P17">”Jättebra uppgifter”</text:p>
      <text:p text:style-name="P17">Nyfiken på om lektionen blivit utförd och hur det gick då. <text:span text:style-name="T8">Ibland används kommatecken och ibland används punkt som decimaltecken. Känner att uppgiften engagerar [elever].</text:span></text:p>
      <text:p text:style-name="P1"/>
      <text:p text:style-name="P1"><text:span text:style-name="T2">3</text:span>. ”<text:span text:style-name="T2">Om du behövde använda det här materialet i en lektion, hur skulle du göra det</text:span>?”</text:p>
      <text:p text:style-name="P13"/>
      <text:p text:style-name="P20">”Skulle inte kunna använda det till mina elever, för då blir de provocerade av att det är för lätt”</text:p>
      <text:p text:style-name="P20">Saknar problematiserande kring varför det blir olika svar, felkällor och hur mycket man kan lita på svaret. </text:p>
      <text:p text:style-name="P20">På frågan hur hen skulle använda det för sina elever svarades: Typ1-lektion: ”De ska få låtsas att de är på en fabrik som gör blyertsstift. Det finns två olika blandningar. Hur kan man sätta upp experiment för att testa vilken som är bäst. Experimentdesign. Och ’kan man göra en bottom-up-<text:soft-page-break/>modell där man tittar på blandningarna molekulärt? Hur skulle det se ut? Och hur ska man jämföra och validera modellen?’</text:p>
      <text:p text:style-name="P20"/>
      <text:p text:style-name="P20">Typ2-lektion: ’Hur ska vi lära ut modellering mha det här exemplet på gymnasiet?’</text:p>
      <text:p text:style-name="P20"/>
      <text:p text:style-name="P1"/>
      <text:p text:style-name="P1"><text:span text:style-name="T2">4</text:span>. ”<text:span text:style-name="T1">Har du några andra tankar eller kommentarer som inte tagits upp än</text:span>?”</text:p>
      <text:p text:style-name="P1"/>
      <text:p text:style-name="P20">Modellen är linjär. <text:span text:style-name="T9">De ska lära sig att det finns ett begrepp som heter modell och [eftersom uppgiften är så lätt så finns det inget större behov av introducera det begreppet].</text:span></text:p>
      <text:p text:style-name="P20"/>
      <text:p text:style-name="P21">På frågan hur hen skulle ändra materialet för att anpassa det för den gymnasieelever som målgrupp svarades: ”Jag skulle lägga till en inledande fråga: ’Hur ska vi kunna ta reda på grejer?’ och sen skulle jag ha ytterligare exempel.”</text:p>
      <text:p text:style-name="P21">På följdfrågan ifall hen har någon idé vilket exempel hen skulle vilja lägga till svarades: <text:s/>”[Jag har tidigare] snott 20 Metro och bett mina elever skapa varsin modell från den. Ger det en aktualitet och gör det extra kraftfullt (och krävande av läraren) genom att visa att det inte är förberett.” (omarbetat citat)</text:p>
      <text:p text:style-name="P4"/>
      <text:p text:style-name="P14"/>
      <text:p text:style-name="P11"><text:span text:style-name="T2">5</text:span>. Fler tester senare?</text:p>
      <text:p text:style-name="P20">[Ja, se nedan]</text:p>
      <text:p text:style-name="P25"/>
      <text:p text:style-name="P16"/>
      <text:p text:style-name="P7"><text:span text:style-name="T2">1.</text:span> ”Kolla material<text:span text:style-name="T2">en</text:span> <text:span text:style-name="T2">på datorn</text:span>. Välj ett, men klicka inte på det ännu.”</text:p>
      <text:p text:style-name="P7"/>
      <text:p text:style-name="P21">Den dolda tvetydigheten verkar kul. Vill välja den som hen är mest nyfiken på. Vill se något som hen inte känner igen så mycket. Benfords lag är kul. <text:span text:style-name="T10">Vill titta på nätverk, för där var hen med och designade (bara sista dagen). Föreläsaren som låg till grund för materialet hade verkligen något att säga. Och testpersonen sysslar själv med gen-nätverk.</text:span></text:p>
      <text:p text:style-name="P7"/>
      <table:table table:name="Table1" table:style-name="Table1">
        <table:table-column table:style-name="Table1.A"/>
        <table:table-column table:style-name="Table1.B"/>
        <table:table-row>
          <table:table-cell table:style-name="Table1.A1" office:value-type="string">
            <text:p text:style-name="P28">Materialgrupp som testas</text:p>
          </table:table-cell>
          <table:table-cell table:style-name="Table1.B1" office:value-type="string">
            <text:p text:style-name="P31">Kleindagarna</text:p>
          </table:table-cell>
        </table:table-row>
        <table:table-row>
          <table:table-cell table:style-name="Table1.A2" office:value-type="string">
            <text:p text:style-name="P28">Material som valdes</text:p>
          </table:table-cell>
          <table:table-cell table:style-name="Table1.B2" office:value-type="string">
            <text:p text:style-name="P37">Nätverk</text:p>
          </table:table-cell>
        </table:table-row>
      </table:table>
      <text:p text:style-name="P3"/>
      <text:p text:style-name="P3"><text:span text:style-name="T2">2.</text:span> ”<text:span text:style-name="T2">Nu får du öppna och gå igenom materialet. Tänk gärna högt.”</text:span></text:p>
      <text:p text:style-name="P19"/>
      <text:p text:style-name="P22">Det som var svårt med designen var att man ville göra en sociologisk studie (liksom föreläsaren hade demonstrerat), men det var svårt att skapa en modell som inte var känslig. Sociala nätverk, t.ex. att se ifall någon är utanför är bra för lärare att känna till hur det funkar, men att ha det på tavlan är kan vara opassande. Om man samlar in datan anonymt så kommer fokus för eleverna istället ligga på att identifiera vem som är vem. Det var en balansgång mellan att skapa en uppgift som inte var känslig men ändå intressant. Beslutet var att slumpa fram ”vem som leker med vem” exempelvis mha av tärning; ett påhittat nätverk. Samma sorts graf ofarligt (men mindre intressant).</text:p>
      <text:p text:style-name="P22"/>
      <text:p text:style-name="P22">Detta var innan GDPR och då hade inte alla hört talas om det.</text:p>
      <text:p text:style-name="P22"/>
      <text:p text:style-name="P22">Aha-upplevelsen kom när man fick se hur datan kunde se ut osorterad vs sorterad. </text:p>
      <text:p text:style-name="P22"/>
      <text:p text:style-name="P22">På frågan ”hur tror du att en lärare som inte var med under designen reagerar på materialet om hen ser det för första gången?” svarades: ”Tanken var att när [lektionspiloten] utför lektionen på riktigt <text:soft-page-break/>för vi reda på mer. Just nu är det för vagt. <text:span text:style-name="T11">Ännu bättre hade varit om föreläsaren hade utfört en sådan här övning med deltagarna under Kleindagarna.”</text:span></text:p>
      <text:p text:style-name="P22"/>
      <text:p text:style-name="P23">Intervjuaren påpekade: Hittills har man inte visat någon bild på hur nätverk ser ut. Testpersonen jakade.</text:p>
      <text:p text:style-name="P22"/>
      <text:p text:style-name="P23">Referenslistan länkar till jättebra material, utan det är själva undersökningen som behöver arbetas på.</text:p>
      <text:p text:style-name="P23"/>
      <text:p text:style-name="P23">Intervjuaren påpekade: Begreppet grader finns i fler kontexter i matematiken, så det var svårt att sätta sig in i. Testpersonen kontrade då med att: jo, materialet gör inte det tydligt, utan det skulle krävas att man sett föreläsning (eller på annat sätt fördjupar sig i nätverksteori).</text:p>
      <text:p text:style-name="P3"/>
      <text:p text:style-name="P23">Intervjuaren påpekade: Det finns även en aktualitet i hur vissa uppgifter utförs, då algoritmer för hur resultat från google-sökningar går till kan ändras etc. Testperson jakade.</text:p>
      <text:p text:style-name="P23"/>
      <text:p text:style-name="P3"/>
      <text:p text:style-name="P3"><text:span text:style-name="T2">3</text:span>. ”<text:span text:style-name="T2">Om du behövde använda det här materialet i en lektion, hur skulle du göra det</text:span>?”</text:p>
      <text:p text:style-name="P12">--</text:p>
      <text:p text:style-name="P3"/>
      <text:p text:style-name="P3"><text:span text:style-name="T2">4</text:span>. ”<text:span text:style-name="T1">Har du några andra tankar eller kommentarer som inte tagits upp än</text:span>?”</text:p>
      <text:p text:style-name="P3">--</text:p>
      <text:p text:style-name="P15"/>
      <text:p text:style-name="P10"><text:span text:style-name="T2">5</text:span>. Fler tester senare?</text:p>
      <text:p text:style-name="P10"/>
      <text:p text:style-name="P23">[ja, se nedan]</text:p>
      <text:p text:style-name="P26"/>
      <text:p text:style-name="P10"/>
      <text:p text:style-name="P7"><text:span text:style-name="T2">1.</text:span> ”Kolla material<text:span text:style-name="T2">en</text:span> <text:span text:style-name="T2">på datorn</text:span>. Välj ett, men klicka inte på det ännu.”</text:p>
      <text:p text:style-name="P7"/>
      <text:p text:style-name="P7"/>
      <table:table table:name="Table2" table:style-name="Table2">
        <table:table-column table:style-name="Table2.A"/>
        <table:table-column table:style-name="Table2.B"/>
        <table:table-row>
          <table:table-cell table:style-name="Table2.A1" office:value-type="string">
            <text:p text:style-name="P28">Materialgrupp som testas</text:p>
          </table:table-cell>
          <table:table-cell table:style-name="Table2.B1" office:value-type="string">
            <text:p text:style-name="P31">Kleindagarna</text:p>
          </table:table-cell>
        </table:table-row>
        <table:table-row>
          <table:table-cell table:style-name="Table2.A2" office:value-type="string">
            <text:p text:style-name="P28">Material som valdes</text:p>
          </table:table-cell>
          <table:table-cell table:style-name="Table2.B2" office:value-type="string">
            <text:p text:style-name="P35">Bara knyt… (eller oknyt)! </text:p>
          </table:table-cell>
        </table:table-row>
      </table:table>
      <text:p text:style-name="P3"/>
      <text:p text:style-name="P3"><text:span text:style-name="T2">2.</text:span> ”<text:span text:style-name="T2">Nu får du öppna och gå igenom materialet. Tänk gärna högt.”</text:span></text:p>
      <text:p text:style-name="P19"/>
      <text:p text:style-name="P23">”Knut-teori är något det arbetar mycket med i Uppsala och jag[testpersonen] använt på något sjukt sätt med en <text:span text:style-name="T12">[</text:span>uppfinning?<text:span text:style-name="T12">]</text:span> som jag gjort.</text:p>
      <text:p text:style-name="P23"/>
      <text:p text:style-name="P41">Testpersonen konstaterade att han var nämnd vid namn i lektionsmaterialet.</text:p>
      <text:p text:style-name="P42">”Det här [dvs avslutningen] verkar kul.</text:p>
      <text:p text:style-name="P23"/>
      <text:p text:style-name="P3"/>
      <text:p text:style-name="P3"><text:span text:style-name="T2">3</text:span>. ”<text:span text:style-name="T2">Om du behövde använda det här materialet i en lektion, hur skulle du göra det</text:span>?”</text:p>
      <text:p text:style-name="P12">-</text:p>
      <text:p text:style-name="P3"/>
      <text:p text:style-name="P3"><text:span text:style-name="T2">4</text:span>. ”<text:span text:style-name="T1">Har du några andra tankar eller kommentarer som inte tagits upp än</text:span>?”</text:p>
      <text:p text:style-name="P3">-</text:p>
      <text:p text:style-name="P15"/>
      <text:p text:style-name="P10"><text:span text:style-name="T2">5</text:span>. Fler tester senare?</text:p>
      <text:p text:style-name="P10"/>
      <text:p text:style-name="P45"><text:soft-page-break/>ÖVRIGA FRÅGOR</text:p>
      <text:p text:style-name="P45"/>
      <text:p text:style-name="P45"/>
      <text:p text:style-name="P44">Q: Upplever du skillnad på de 3 materialen du testat?</text:p>
      <text:p text:style-name="P44">A:</text:p>
      <text:p text:style-name="P44"><text:tab/>1. Extremt konkret, vill utveckla.</text:p>
      <text:p text:style-name="P44"><text:tab/>2. Vag, för kortfattat.</text:p>
      <text:p text:style-name="P44">3. Mest användbar, jättebra material. Kan räcka på många olika sätt, både som introduktion och handledning till hur man kan utföra lektionen konkret.</text:p>
      <text:p text:style-name="P47"/>
      <text:p text:style-name="P44"/>
      <text:p text:style-name="P44">Q: Ser du material 3 som en material till läraren, inte som hen ska visa eleverna? Och tycker du att man materialen ska designas just för läraren, eller ska de vara presentabla för eleverna?</text:p>
      <text:p text:style-name="P44">A: </text:p>
      <text:p text:style-name="P44"><text:tab/>Jag upplever att material 3 är ett material till läraren.</text:p>
      <text:p text:style-name="P44"><text:tab/>Kleindagarnas bakgrund är att skapa vinjetter som ska publiceras till hjälp för lärare, likt material 3. Tanken om det ska vara FÖR läraren eller för BÅDE läraren och eleverna har inte riktigt reflekterats över. Anledningen till att många Klein-material ser ut som presentationer är för att deltagarna ska presentera dem för varandra sista dagen under Kleindagarna och då är det inte lite kul att se ett dokument.</text:p>
      <text:p text:style-name="P47"/>
      <text:p text:style-name="P44"/>
      <text:p text:style-name="P44">Q: Om man faktiskt ska hitta ut till lärare på skolor...</text:p>
      <text:p text:style-name="P44">A:</text:p>
      <text:p text:style-name="P44"><text:tab/>...då ska det se ut som det första. Men det bästa kan vara att ha både lärarhandledning och presentatio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7-30T14:29:50.955000000</dc:date>
    <meta:editing-duration>PT3H57M38S</meta:editing-duration>
    <meta:editing-cycles>48</meta:editing-cycles>
    <meta:generator>LibreOffice/6.0.3.2$Windows_X86_64 LibreOffice_project/8f48d515416608e3a835360314dac7e47fd0b821</meta:generator>
    <meta:document-statistic meta:table-count="4" meta:image-count="0" meta:object-count="0" meta:page-count="4" meta:paragraph-count="95" meta:word-count="1214" meta:character-count="7147" meta:non-whitespace-character-count="6022"/>
  </office:meta>
</office:document-meta>
</file>